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f75b" officeooo:paragraph-rsid="000af75b"/>
    </style:style>
    <style:style style:name="P2" style:family="paragraph" style:parent-style-name="Standard">
      <style:text-properties officeooo:paragraph-rsid="000af75b"/>
    </style:style>
    <style:style style:name="P3" style:family="paragraph" style:parent-style-name="Standard">
      <style:text-properties fo:font-weight="bold" officeooo:rsid="000af75b" officeooo:paragraph-rsid="000af75b" style:font-weight-asian="bold" style:font-weight-complex="bold"/>
    </style:style>
    <style:style style:name="P4" style:family="paragraph" style:parent-style-name="Standard">
      <style:text-properties fo:font-weight="bold" officeooo:rsid="000b4f54" officeooo:paragraph-rsid="000b4f54" style:font-weight-asian="bold" style:font-weight-complex="bold"/>
    </style:style>
    <style:style style:name="P5" style:family="paragraph" style:parent-style-name="Standard">
      <style:text-properties fo:font-weight="bold" officeooo:rsid="000b5b9e" officeooo:paragraph-rsid="000b5b9e" style:font-weight-asian="bold" style:font-weight-complex="bold"/>
    </style:style>
    <style:style style:name="P6" style:family="paragraph" style:parent-style-name="Standard">
      <style:text-properties fo:font-weight="bold" officeooo:rsid="000b5b9e" officeooo:paragraph-rsid="000c4eb1" style:font-weight-asian="bold" style:font-weight-complex="bold"/>
    </style:style>
    <style:style style:name="P7" style:family="paragraph" style:parent-style-name="Standard">
      <style:text-properties fo:font-weight="normal" officeooo:rsid="000b4f54" officeooo:paragraph-rsid="000b4f54" style:font-weight-asian="normal" style:font-weight-complex="normal"/>
    </style:style>
    <style:style style:name="P8" style:family="paragraph" style:parent-style-name="Standard">
      <style:text-properties fo:font-weight="normal" officeooo:rsid="000b5b9e" officeooo:paragraph-rsid="000b5b9e" style:font-weight-asian="normal" style:font-weight-complex="normal"/>
    </style:style>
    <style:style style:name="P9" style:family="paragraph" style:parent-style-name="Standard">
      <style:text-properties fo:font-weight="normal" officeooo:rsid="000b5b9e" officeooo:paragraph-rsid="000c4eb1" style:font-weight-asian="normal" style:font-weight-complex="normal"/>
    </style:style>
    <style:style style:name="P10" style:family="paragraph" style:parent-style-name="Standard">
      <style:text-properties officeooo:rsid="000b5b9e" officeooo:paragraph-rsid="000b5b9e"/>
    </style:style>
    <style:style style:name="T1" style:family="text">
      <style:text-properties officeooo:rsid="000af75b"/>
    </style:style>
    <style:style style:name="T2" style:family="text">
      <style:text-properties officeooo:rsid="0006a940"/>
    </style:style>
    <style:style style:name="T3" style:family="text">
      <style:text-properties officeooo:rsid="000766d7"/>
    </style:style>
    <style:style style:name="T4" style:family="text">
      <style:text-properties officeooo:rsid="000b4f5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/>
    </style:style>
    <style:style style:name="T9" style:family="text">
      <style:text-properties fo:font-weight="bold" officeooo:rsid="000b5b9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c4e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and to build internal/managed table in hive</text:p>
      <text:p text:style-name="P1"/>
      <text:p text:style-name="P1">CREATE TABLE &lt;Table_name&gt; ( &lt;Field_value&gt; &lt;Data_type&gt;, &lt;Field_type&gt; &lt;Data_type&gt;,....<text:span text:style-name="T2">)</text:span></text:p>
      <text:p text:style-name="P2"><text:span text:style-name="T1">ROW FORMAT DELIMITED</text:span></text:p>
      <text:p text:style-name="P2"><text:span text:style-name="T1">FIELDS TERMINATED BY ','</text:span></text:p>
      <text:p text:style-name="P1">STORED<text:span text:style-name="T3"> </text:span>AS TEXTFILE;</text:p>
      <text:p text:style-name="P1"/>
      <text:p text:style-name="P1"><text:span text:style-name="T4">Eg</text:span>:</text:p>
      <text:p text:style-name="P1">CREATE TABLE employee ( eid int, name String<text:span text:style-name="T2">)</text:span></text:p>
      <text:p text:style-name="P2"><text:span text:style-name="T1">ROW FORMAT DELIMITED</text:span></text:p>
      <text:p text:style-name="P2"><text:span text:style-name="T1">FIELDS TERMINATED BY ','</text:span></text:p>
      <text:p text:style-name="P1">STORED<text:span text:style-name="T3"> </text:span>AS TEXTFILE;</text:p>
      <text:p text:style-name="P1"/>
      <text:p text:style-name="P1"/>
      <text:p text:style-name="P3">Command to load data in internal/managed table</text:p>
      <text:p text:style-name="P1"/>
      <text:p text:style-name="P1">From Local:</text:p>
      <text:p text:style-name="P1">LOAD DATA LOCAL INPATH <text:s/>"&lt;local_path&gt;" INTO TABLE &lt;Table_<text:span text:style-name="T4">name&gt;</text:span>;</text:p>
      <text:p text:style-name="P1"/>
      <text:p text:style-name="P1"><text:span text:style-name="T4">Eg</text:span>:</text:p>
      <text:p text:style-name="P1">LOAD DATA LOCAL INPATH <text:s/>"/home/hive/test2.txt" INTO TABLE demo ;</text:p>
      <text:p text:style-name="P1"/>
      <text:p text:style-name="P1">from hdfs path:</text:p>
      <text:p text:style-name="P1">LOAD DATA INPATH <text:s/>"&lt;hdfs_path&gt;" INTO TABLE <text:span text:style-name="T4">&lt;Table_name&gt;</text:span>;</text:p>
      <text:p text:style-name="P1"/>
      <text:p text:style-name="P1"><text:span text:style-name="T4">E</text:span>g:</text:p>
      <text:p text:style-name="P1">LOAD DATA INPATH <text:s/>"/test" INTO TABLE demo ;</text:p>
      <text:p text:style-name="P10"/>
      <text:p text:style-name="P10"/>
      <text:p text:style-name="P4">Command to create external table in hive</text:p>
      <text:p text:style-name="P7"/>
      <text:p text:style-name="P7">CREATE EXTERNAL TABLE <text:span text:style-name="T1">&lt;Table_name&gt; ( &lt;Field_value&gt; &lt;Data_type&gt;, &lt;Field_type&gt; &lt;Data_type&gt;,....)</text:span></text:p>
      <text:p text:style-name="P7">ROW FORMAT DELIMITED</text:p>
      <text:p text:style-name="P7">FIELDS TERMINATED BY ','</text:p>
      <text:p text:style-name="P7">STORED AS TEXTFILE</text:p>
      <text:p text:style-name="P7">LOCATION '&lt;hdfs_directory_path&gt;';</text:p>
      <text:p text:style-name="P7"/>
      <text:p text:style-name="P7">Eg:</text:p>
      <text:p text:style-name="P4"><text:span text:style-name="T5">CREATE EXTERNAL TABLE test1 (NAME string, ID int)</text:span></text:p>
      <text:p text:style-name="P7">ROW FORMAT DELIMITED</text:p>
      <text:p text:style-name="P7">FIELDS TERMINATED BY ','</text:p>
      <text:p text:style-name="P7">STORED AS TEXTFILE</text:p>
      <text:p text:style-name="P7">LOCATION '/test1';</text:p>
      <text:p text:style-name="P7"/>
      <text:p text:style-name="P7"/>
      <text:p text:style-name="P4">Command to copy files in Local to HDFS</text:p>
      <text:p text:style-name="P7"/>
      <text:p text:style-name="P7">hdfs dfs -copyFromLocal [-f] [-p] [-l] [-d] [-t &lt;thread count&gt;] &lt;localsrc&gt; ... &lt;dst&gt;</text:p>
      <text:p text:style-name="P7"/>
      <text:p text:style-name="P7">Eg:</text:p>
      <text:p text:style-name="P7">hdfs dfs -copyFromLocal /home/hdfs/file1.txt <text:span text:style-name="T6">/test/</text:span><text:span text:style-name="T7">file1.txt</text:span></text:p>
      <text:p text:style-name="P7"><text:soft-page-break/></text:p>
      <text:p text:style-name="P7"/>
      <text:p text:style-name="P4">Command to copy files from HDFS to Local</text:p>
      <text:p text:style-name="P7"/>
      <text:p text:style-name="P7">hdfs dfs -copyToLocal [-f] [-p] [-ignoreCrc] [-crc] &lt;src&gt; ... &lt;localdst&gt;</text:p>
      <text:p text:style-name="P7"/>
      <text:p text:style-name="P7">Eg:</text:p>
      <text:p text:style-name="P7">hdfs dfs -copyToLocal /test/file1.txt /home/hdfs/file.txt</text:p>
      <text:p text:style-name="P8"/>
      <text:p text:style-name="P8"/>
      <text:p text:style-name="P8"/>
      <text:p text:style-name="P4">MYSQL</text:p>
      <text:p text:style-name="P4"/>
      <text:p text:style-name="P4">Command to check the schema for table built in hive</text:p>
      <text:p text:style-name="P7"/>
      <text:p text:style-name="P7"><text:bookmark text:name=":ny.co"/>SELECT c.* FROM hive.TBLS t JOIN hive.DBS d ON t.DB_ID = d.DB_ID JOIN hive.SDS s ON t.SD_ID = s.SD_ID JOIN hive.COLUMNS_V2 c ON s.CD_ID = c.CD_ID WHERE TBL_NAME = '<text:span text:style-name="T9">test</text:span>' AND d.NAME='<text:span text:style-name="T8">de</text:span><text:span text:style-name="T9">mo</text:span>' ORDER by INTEGER_IDX;</text:p>
      <text:p text:style-name="P7"/>
      <text:p text:style-name="P7"/>
      <text:p text:style-name="P5">Command for describe all the tables in a database</text:p>
      <text:p text:style-name="P8"/>
      <text:p text:style-name="P8">SELECT s.* FROM hive.TBLS t JOIN hive.DBS d ON t.DB_ID = d.DB_ID JOIN hive.SDS s ON t.SD_ID = s.SD_ID WHERE d.NAME='demo'\G;</text:p>
      <text:p text:style-name="P8"/>
      <text:p text:style-name="P8">Output:</text:p>
      <text:p text:style-name="P8">*************************** 1. row ***************************</text:p>
      <text:p text:style-name="P8"><text:s text:c="20"/>SD_ID: 57</text:p>
      <text:p text:style-name="P8"><text:s text:c="20"/>CD_ID: 57</text:p>
      <text:p text:style-name="P8"><text:s text:c="13"/>INPUT_FORMAT: org.apache.hadoop.hive.ql.io.orc.OrcInputFormat</text:p>
      <text:p text:style-name="P8"><text:s text:c="12"/>IS_COMPRESSED: <text:s/></text:p>
      <text:p text:style-name="P8">IS_STOREDASSUBDIRECTORIES: <text:s/></text:p>
      <text:p text:style-name="P8"><text:s text:c="17"/>LOCATION: hdfs://prateek-master-node.big-data.net:8020/warehouse/tablespace/managed/hive/demo.db/guruhive_internaltable</text:p>
      <text:p text:style-name="P8"><text:s text:c="14"/>NUM_BUCKETS: -1</text:p>
      <text:p text:style-name="P8"><text:s text:c="12"/>OUTPUT_FORMAT: org.apache.hadoop.hive.ql.io.orc.OrcOutputFormat</text:p>
      <text:p text:style-name="P8"><text:s text:c="17"/>SERDE_ID: 57</text:p>
      <text:p text:style-name="P8">*************************** 2. row ***************************</text:p>
      <text:p text:style-name="P8"><text:s text:c="20"/>SD_ID: 58</text:p>
      <text:p text:style-name="P8"><text:s text:c="20"/>CD_ID: 58</text:p>
      <text:p text:style-name="P8"><text:s text:c="13"/>INPUT_FORMAT: org.apache.hadoop.mapred.TextInputFormat</text:p>
      <text:p text:style-name="P8"><text:s text:c="12"/>IS_COMPRESSED: <text:s/></text:p>
      <text:p text:style-name="P8">IS_STOREDASSUBDIRECTORIES: <text:s/></text:p>
      <text:p text:style-name="P8"><text:s text:c="17"/>LOCATION: hdfs://prateek-master-node.big-data.net:8020/warehouse/tablespace/managed/hive/demo.db/demo</text:p>
      <text:p text:style-name="P8"><text:s text:c="14"/>NUM_BUCKETS: -1</text:p>
      <text:p text:style-name="P8"><text:s text:c="12"/>OUTPUT_FORMAT: org.apache.hadoop.hive.ql.io.HiveIgnoreKeyTextOutputFormat</text:p>
      <text:p text:style-name="P8"><text:s text:c="17"/>SERDE_ID: 58</text:p>
      <text:p text:style-name="P8">*************************** 3. row ***************************</text:p>
      <text:p text:style-name="P8"><text:s text:c="20"/>SD_ID: 61</text:p>
      <text:p text:style-name="P8"><text:s text:c="20"/>CD_ID: 61</text:p>
      <text:p text:style-name="P8"><text:s text:c="13"/>INPUT_FORMAT: org.apache.hadoop.mapred.TextInputFormat</text:p>
      <text:p text:style-name="P8"><text:soft-page-break/><text:s text:c="12"/>IS_COMPRESSED: <text:s/></text:p>
      <text:p text:style-name="P8">IS_STOREDASSUBDIRECTORIES: <text:s/></text:p>
      <text:p text:style-name="P8"><text:s text:c="17"/>LOCATION: hdfs://prateek-master-node.big-data.net:8020/warehouse/tablespace/managed/hive/demo.db/employee</text:p>
      <text:p text:style-name="P8"><text:s text:c="14"/>NUM_BUCKETS: -1</text:p>
      <text:p text:style-name="P8"><text:s text:c="12"/>OUTPUT_FORMAT: org.apache.hadoop.hive.ql.io.HiveIgnoreKeyTextOutputFormat</text:p>
      <text:p text:style-name="P8"><text:s text:c="17"/>SERDE_ID: 61</text:p>
      <text:p text:style-name="P8">*************************** 4. row ***************************</text:p>
      <text:p text:style-name="P8"><text:s text:c="20"/>SD_ID: 67</text:p>
      <text:p text:style-name="P8"><text:s text:c="20"/>CD_ID: 67</text:p>
      <text:p text:style-name="P8"><text:s text:c="13"/>INPUT_FORMAT: org.apache.hadoop.mapred.TextInputFormat</text:p>
      <text:p text:style-name="P8"><text:s text:c="12"/>IS_COMPRESSED: <text:s/></text:p>
      <text:p text:style-name="P8">IS_STOREDASSUBDIRECTORIES: <text:s/></text:p>
      <text:p text:style-name="P8"><text:s text:c="17"/>LOCATION: hdfs://prateek-master-node.big-data.net:8020/test</text:p>
      <text:p text:style-name="P8"><text:s text:c="14"/>NUM_BUCKETS: -1</text:p>
      <text:p text:style-name="P8"><text:s text:c="12"/>OUTPUT_FORMAT: org.apache.hadoop.hive.ql.io.HiveIgnoreKeyTextOutputFormat</text:p>
      <text:p text:style-name="P8"><text:s text:c="17"/>SERDE_ID: 67</text:p>
      <text:p text:style-name="P8">*************************** 5. row ***************************</text:p>
      <text:p text:style-name="P8"><text:s text:c="20"/>SD_ID: 71</text:p>
      <text:p text:style-name="P8"><text:s text:c="20"/>CD_ID: 71</text:p>
      <text:p text:style-name="P8"><text:s text:c="13"/>INPUT_FORMAT: org.apache.hadoop.mapred.TextInputFormat</text:p>
      <text:p text:style-name="P8"><text:s text:c="12"/>IS_COMPRESSED: <text:s/></text:p>
      <text:p text:style-name="P8">IS_STOREDASSUBDIRECTORIES: <text:s/></text:p>
      <text:p text:style-name="P8"><text:s text:c="17"/>LOCATION: hdfs://prateek-master-node.big-data.net:8020/test1</text:p>
      <text:p text:style-name="P8"><text:s text:c="14"/>NUM_BUCKETS: -1</text:p>
      <text:p text:style-name="P8"><text:s text:c="12"/>OUTPUT_FORMAT: org.apache.hadoop.hive.ql.io.HiveIgnoreKeyTextOutputFormat</text:p>
      <text:p text:style-name="P8"><text:s text:c="17"/>SERDE_ID: 71</text:p>
      <text:p text:style-name="P8">5 rows in set (0.00 sec)</text:p>
      <text:p text:style-name="P8"/>
      <text:p text:style-name="P8"/>
      <text:p text:style-name="P5">Command for describe a particular table in a database</text:p>
      <text:p text:style-name="P8"/>
      <text:p text:style-name="P8">SELECT s.* FROM hive.TBLS t JOIN hive.DBS d ON t.DB_ID = d.DB_ID JOIN hive.SDS s ON t.SD_ID = s.SD_ID WHERE TBL_NAME = 'test' AND d.NAME='demo'\G;</text:p>
      <text:p text:style-name="P8"/>
      <text:p text:style-name="P8">Output:</text:p>
      <text:p text:style-name="P8">*************************** 1. row ***************************</text:p>
      <text:p text:style-name="P8"><text:s text:c="20"/>SD_ID: 67</text:p>
      <text:p text:style-name="P8"><text:s text:c="20"/>CD_ID: 67</text:p>
      <text:p text:style-name="P8"><text:s text:c="13"/>INPUT_FORMAT: org.apache.hadoop.mapred.TextInputFormat</text:p>
      <text:p text:style-name="P8"><text:s text:c="12"/>IS_COMPRESSED: <text:s/></text:p>
      <text:p text:style-name="P8">IS_STOREDASSUBDIRECTORIES: <text:s/></text:p>
      <text:p text:style-name="P8"><text:s text:c="17"/>LOCATION: hdfs://prateek-master-node.big-data.net:8020/test</text:p>
      <text:p text:style-name="P8"><text:s text:c="14"/>NUM_BUCKETS: -1</text:p>
      <text:p text:style-name="P8"><text:s text:c="12"/>OUTPUT_FORMAT: org.apache.hadoop.hive.ql.io.HiveIgnoreKeyTextOutputFormat</text:p>
      <text:p text:style-name="P8"><text:s text:c="17"/>SERDE_ID: 67</text:p>
      <text:p text:style-name="P8">1 row in set (0.00 sec)</text:p>
      <text:p text:style-name="P8"/>
      <text:p text:style-name="P8"/>
      <text:p text:style-name="P5">Command for giving basic information of all the tables present in a particular database</text:p>
      <text:p text:style-name="P8"/>
      <text:p text:style-name="P8"><text:bookmark text:name=":pd.co"/><text:soft-page-break/>SELECT t.* FROM hive.TBLS t JOIN hive.DBS d ON t.DB_ID = d.DB_ID WHERE d.NAME = '<text:span text:style-name="T8">demo</text:span>'\G<text:span text:style-name="T8">;</text:span></text:p>
      <text:p text:style-name="P8"/>
      <text:p text:style-name="P8">Output:</text:p>
      <text:p text:style-name="P8">*************************** 1. row ***************************</text:p>
      <text:p text:style-name="P8"><text:s text:c="12"/>TBL_ID: 57</text:p>
      <text:p text:style-name="P8"><text:s text:c="7"/>CREATE_TIME: 1575636846</text:p>
      <text:p text:style-name="P8"><text:s text:c="13"/>DB_ID: 11</text:p>
      <text:p text:style-name="P8"><text:s text:c="2"/>LAST_ACCESS_TIME: 0</text:p>
      <text:p text:style-name="P8"><text:s text:c="13"/>OWNER: hive</text:p>
      <text:p text:style-name="P8"><text:s text:c="8"/>OWNER_TYPE: USER</text:p>
      <text:p text:style-name="P8"><text:s text:c="9"/>RETENTION: 0</text:p>
      <text:p text:style-name="P8"><text:s text:c="13"/>SD_ID: 57</text:p>
      <text:p text:style-name="P8"><text:s text:c="10"/>TBL_NAME: guruhive_internaltable</text:p>
      <text:p text:style-name="P8"><text:s text:c="10"/>TBL_TYPE: MANAGED_TABLE</text:p>
      <text:p text:style-name="P8">VIEW_EXPANDED_TEXT: NULL</text:p>
      <text:p text:style-name="P8">VIEW_ORIGINAL_TEXT: NULL</text:p>
      <text:p text:style-name="P8">IS_REWRITE_ENABLED: <text:s/></text:p>
      <text:p text:style-name="P8"><text:s text:c="10"/>WRITE_ID: 0</text:p>
      <text:p text:style-name="P8">*************************** 2. row ***************************</text:p>
      <text:p text:style-name="P8"><text:s text:c="12"/>TBL_ID: 58</text:p>
      <text:p text:style-name="P8"><text:s text:c="7"/>CREATE_TIME: 1575637021</text:p>
      <text:p text:style-name="P8"><text:s text:c="13"/>DB_ID: 11</text:p>
      <text:p text:style-name="P8"><text:s text:c="2"/>LAST_ACCESS_TIME: 0</text:p>
      <text:p text:style-name="P8"><text:s text:c="13"/>OWNER: hive</text:p>
      <text:p text:style-name="P8"><text:s text:c="8"/>OWNER_TYPE: USER</text:p>
      <text:p text:style-name="P8"><text:s text:c="9"/>RETENTION: 0</text:p>
      <text:p text:style-name="P8"><text:s text:c="13"/>SD_ID: 58</text:p>
      <text:p text:style-name="P8"><text:s text:c="10"/>TBL_NAME: demo</text:p>
      <text:p text:style-name="P8"><text:s text:c="10"/>TBL_TYPE: MANAGED_TABLE</text:p>
      <text:p text:style-name="P8">VIEW_EXPANDED_TEXT: NULL</text:p>
      <text:p text:style-name="P8">VIEW_ORIGINAL_TEXT: NULL</text:p>
      <text:p text:style-name="P8">IS_REWRITE_ENABLED: <text:s/></text:p>
      <text:p text:style-name="P8"><text:s text:c="10"/>WRITE_ID: 3</text:p>
      <text:p text:style-name="P8">*************************** 3. row ***************************</text:p>
      <text:p text:style-name="P8"><text:s text:c="12"/>TBL_ID: 61</text:p>
      <text:p text:style-name="P8"><text:s text:c="7"/>CREATE_TIME: 1575883593</text:p>
      <text:p text:style-name="P8"><text:s text:c="13"/>DB_ID: 11</text:p>
      <text:p text:style-name="P8"><text:s text:c="2"/>LAST_ACCESS_TIME: 0</text:p>
      <text:p text:style-name="P8"><text:s text:c="13"/>OWNER: hive</text:p>
      <text:p text:style-name="P8"><text:s text:c="8"/>OWNER_TYPE: USER</text:p>
      <text:p text:style-name="P8"><text:s text:c="9"/>RETENTION: 0</text:p>
      <text:p text:style-name="P8"><text:s text:c="13"/>SD_ID: 61</text:p>
      <text:p text:style-name="P8"><text:s text:c="10"/>TBL_NAME: employee</text:p>
      <text:p text:style-name="P8"><text:s text:c="10"/>TBL_TYPE: MANAGED_TABLE</text:p>
      <text:p text:style-name="P8">VIEW_EXPANDED_TEXT: NULL</text:p>
      <text:p text:style-name="P8">VIEW_ORIGINAL_TEXT: NULL</text:p>
      <text:p text:style-name="P8">IS_REWRITE_ENABLED: <text:s/></text:p>
      <text:p text:style-name="P8"><text:s text:c="10"/>WRITE_ID: 1</text:p>
      <text:p text:style-name="P8">*************************** 4. row ***************************</text:p>
      <text:p text:style-name="P8"><text:s text:c="12"/>TBL_ID: 67</text:p>
      <text:p text:style-name="P8"><text:s text:c="7"/>CREATE_TIME: 1575961025</text:p>
      <text:p text:style-name="P8"><text:soft-page-break/><text:s text:c="13"/>DB_ID: 11</text:p>
      <text:p text:style-name="P8"><text:s text:c="2"/>LAST_ACCESS_TIME: 0</text:p>
      <text:p text:style-name="P8"><text:s text:c="13"/>OWNER: hive</text:p>
      <text:p text:style-name="P8"><text:s text:c="8"/>OWNER_TYPE: USER</text:p>
      <text:p text:style-name="P8"><text:s text:c="9"/>RETENTION: 0</text:p>
      <text:p text:style-name="P8"><text:s text:c="13"/>SD_ID: 67</text:p>
      <text:p text:style-name="P8"><text:s text:c="10"/>TBL_NAME: test</text:p>
      <text:p text:style-name="P8"><text:s text:c="10"/>TBL_TYPE: EXTERNAL_TABLE</text:p>
      <text:p text:style-name="P8">VIEW_EXPANDED_TEXT: NULL</text:p>
      <text:p text:style-name="P8">VIEW_ORIGINAL_TEXT: NULL</text:p>
      <text:p text:style-name="P8">IS_REWRITE_ENABLED: <text:s/></text:p>
      <text:p text:style-name="P8"><text:s text:c="10"/>WRITE_ID: 0</text:p>
      <text:p text:style-name="P8">*************************** 5. row ***************************</text:p>
      <text:p text:style-name="P8"><text:s text:c="12"/>TBL_ID: 71</text:p>
      <text:p text:style-name="P8"><text:s text:c="7"/>CREATE_TIME: 1575964200</text:p>
      <text:p text:style-name="P8"><text:s text:c="13"/>DB_ID: 11</text:p>
      <text:p text:style-name="P8"><text:s text:c="2"/>LAST_ACCESS_TIME: 0</text:p>
      <text:p text:style-name="P8"><text:s text:c="13"/>OWNER: hive</text:p>
      <text:p text:style-name="P8"><text:s text:c="8"/>OWNER_TYPE: USER</text:p>
      <text:p text:style-name="P8"><text:s text:c="9"/>RETENTION: 0</text:p>
      <text:p text:style-name="P8"><text:s text:c="13"/>SD_ID: 71</text:p>
      <text:p text:style-name="P8"><text:s text:c="10"/>TBL_NAME: test1</text:p>
      <text:p text:style-name="P8"><text:s text:c="10"/>TBL_TYPE: EXTERNAL_TABLE</text:p>
      <text:p text:style-name="P8">VIEW_EXPANDED_TEXT: NULL</text:p>
      <text:p text:style-name="P8">VIEW_ORIGINAL_TEXT: NULL</text:p>
      <text:p text:style-name="P8">IS_REWRITE_ENABLED: <text:s/></text:p>
      <text:p text:style-name="P8"><text:s text:c="10"/>WRITE_ID: 0</text:p>
      <text:p text:style-name="P8">5 rows in set (0.00 sec)</text:p>
      <text:p text:style-name="P9"/>
      <text:p text:style-name="P9"/>
      <text:p text:style-name="P6">Command for giving basic information of a <text:span text:style-name="T11">particular</text:span> table present in a particular database</text:p>
      <text:p text:style-name="P9"/>
      <text:p text:style-name="P9"><text:bookmark text:name=":pd.co1"/>SELECT t.* FROM hive.TBLS t JOIN hive.DBS d ON t.DB_ID = d.DB_ID WHERE <text:span text:style-name="T11">t.</text:span>TBL_NAME <text:span text:style-name="T11">= 'demo' AND </text:span>d.NAME = '<text:span text:style-name="T8">demo</text:span>'\G<text:span text:style-name="T8">;</text:span></text:p>
      <text:p text:style-name="P9"/>
      <text:p text:style-name="P9">Output:</text:p>
      <text:p text:style-name="P9">*************************** 1. row ***************************</text:p>
      <text:p text:style-name="P9"><text:s text:c="12"/>TBL_ID: 58</text:p>
      <text:p text:style-name="P9"><text:s text:c="7"/>CREATE_TIME: 1575637021</text:p>
      <text:p text:style-name="P9"><text:s text:c="13"/>DB_ID: 11</text:p>
      <text:p text:style-name="P9"><text:s text:c="2"/>LAST_ACCESS_TIME: 0</text:p>
      <text:p text:style-name="P9"><text:s text:c="13"/>OWNER: hive</text:p>
      <text:p text:style-name="P9"><text:s text:c="8"/>OWNER_TYPE: USER</text:p>
      <text:p text:style-name="P9"><text:s text:c="9"/>RETENTION: 0</text:p>
      <text:p text:style-name="P9"><text:s text:c="13"/>SD_ID: 58</text:p>
      <text:p text:style-name="P9"><text:s text:c="10"/>TBL_NAME: demo</text:p>
      <text:p text:style-name="P9"><text:s text:c="10"/>TBL_TYPE: MANAGED_TABLE</text:p>
      <text:p text:style-name="P9">VIEW_EXPANDED_TEXT: NULL</text:p>
      <text:p text:style-name="P9">VIEW_ORIGINAL_TEXT: NULL</text:p>
      <text:p text:style-name="P9">IS_REWRITE_ENABLED: <text:s/></text:p>
      <text:p text:style-name="P9"><text:s text:c="10"/>WRITE_ID: 3</text:p>
      <text:p text:style-name="P9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3:22:14.561689886</meta:creation-date>
    <dc:date>2019-12-10T14:08:00.140370152</dc:date>
    <meta:editing-duration>PT9M30S</meta:editing-duration>
    <meta:editing-cycles>1</meta:editing-cycles>
    <meta:document-statistic meta:table-count="0" meta:image-count="0" meta:object-count="0" meta:page-count="5" meta:paragraph-count="208" meta:word-count="698" meta:character-count="7780" meta:non-whitespace-character-count="5858"/>
    <meta:generator>LibreOffice/6.0.7.3$Linux_X86_64 LibreOffice_project/00m0$Build-3</meta:generator>
  </office:meta>
</office:document-meta>
</file>